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Lohit Hindi1" svg:font-family="'Lohit Hindi'"/>
    <style:font-face style:name="OpenSymbol" svg:font-family="OpenSymbol"/>
    <style:font-face style:name="Times New Roman" svg:font-family="'Times New Roman', serif"/>
    <style:font-face style:name="DejaVu Sans" svg:font-family="'DejaVu Sans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text-align="start" style:justify-single-word="false"/>
      <style:text-properties fo:color="#800000" fo:font-size="16pt" fo:language="en" fo:country="US" fo:font-style="italic" style:text-underline-style="solid" style:text-underline-width="auto" style:text-underline-color="font-color" fo:font-weight="normal"/>
    </style:style>
    <style:style style:name="P3" style:family="paragraph" style:parent-style-name="Text_20_body">
      <style:paragraph-properties fo:margin-top="0cm" fo:margin-bottom="0cm"/>
      <style:text-properties fo:font-size="16pt" fo:language="en" fo:country="US"/>
    </style:style>
    <style:style style:name="P4" style:family="paragraph" style:parent-style-name="Text_20_body">
      <style:paragraph-properties fo:margin-top="0cm" fo:margin-bottom="0cm" fo:text-align="start" style:justify-single-word="false"/>
      <style:text-properties fo:font-size="16pt" fo:language="en" fo:country="US"/>
    </style:style>
    <style:style style:name="P5" style:family="paragraph" style:parent-style-name="Text_20_body">
      <style:paragraph-properties fo:margin-top="0cm" fo:margin-bottom="0cm" fo:text-align="center" style:justify-single-word="false"/>
      <style:text-properties fo:color="#0066cc" fo:font-size="20pt" fo:language="en" fo:country="US" fo:font-weight="bold"/>
    </style:style>
    <style:style style:name="P6" style:family="paragraph" style:parent-style-name="Text_20_body">
      <style:paragraph-properties fo:margin-top="0cm" fo:margin-bottom="0cm" fo:text-align="center" style:justify-single-word="false"/>
      <style:text-properties fo:color="#0066cc" style:text-line-through-style="none" style:font-name="Liberation Serif1" fo:font-size="20pt" fo:language="en" fo:country="US" style:text-underline-style="none" fo:font-weight="bold" style:text-blinking="false"/>
    </style:style>
    <style:style style:name="P7" style:family="paragraph" style:parent-style-name="Text_20_body">
      <style:paragraph-properties fo:margin-top="0cm" fo:margin-bottom="0cm" fo:text-align="start" style:justify-single-word="false"/>
      <style:text-properties fo:color="#b84747" fo:font-size="18pt" fo:language="en" fo:country="US" style:text-underline-style="solid" style:text-underline-width="auto" style:text-underline-color="font-color" fo:font-weight="bold"/>
    </style:style>
    <style:style style:name="P8" style:family="paragraph" style:parent-style-name="Text_20_body" style:master-page-name="HTML">
      <style:paragraph-properties fo:margin-top="0cm" fo:margin-bottom="0cm" fo:text-align="center" style:justify-single-word="false" style:page-number="auto"/>
    </style:style>
    <style:style style:name="P9" style:family="paragraph" style:parent-style-name="Text_20_body" style:list-style-name="L1">
      <style:paragraph-properties fo:margin-top="0cm" fo:margin-bottom="0cm" fo:text-align="start" style:justify-single-word="false"/>
      <style:text-properties fo:font-size="16pt" fo:language="en" fo:country="US" fo:font-weight="normal" style:font-weight-asian="normal" style:font-weight-complex="normal"/>
    </style:style>
    <style:style style:name="P10" style:family="paragraph" style:parent-style-name="Text_20_body" style:list-style-name="L1">
      <style:paragraph-properties fo:margin-top="0cm" fo:margin-bottom="0cm" fo:text-align="start" style:justify-single-word="false"/>
      <style:text-properties fo:font-size="16pt" fo:language="en" fo:country="US" fo:font-weight="normal"/>
    </style:style>
    <style:style style:name="P11" style:family="paragraph" style:parent-style-name="Text_20_body" style:list-style-name="L1">
      <style:paragraph-properties fo:margin-top="0cm" fo:margin-bottom="0cm" fo:text-align="start" style:justify-single-word="false"/>
      <style:text-properties fo:font-size="20pt" fo:language="en" fo:country="US" fo:font-weight="bold"/>
    </style:style>
    <style:style style:name="P12" style:family="paragraph" style:parent-style-name="Text_20_body" style:list-style-name="L2">
      <style:paragraph-properties fo:margin-top="0cm" fo:margin-bottom="0cm"/>
      <style:text-properties fo:language="en" fo:country="US"/>
    </style:style>
    <style:style style:name="P13" style:family="paragraph" style:parent-style-name="Text_20_body" style:list-style-name="L3">
      <style:paragraph-properties fo:margin-top="0cm" fo:margin-bottom="0cm"/>
      <style:text-properties fo:language="en" fo:country="US"/>
    </style:style>
    <style:style style:name="P14" style:family="paragraph" style:parent-style-name="Text_20_body" style:list-style-name="L4">
      <style:paragraph-properties fo:margin-top="0cm" fo:margin-bottom="0cm"/>
      <style:text-properties fo:language="en" fo:country="US" fo:font-style="italic"/>
    </style:style>
    <style:style style:name="P15" style:family="paragraph" style:parent-style-name="Text_20_body" style:list-style-name="L4">
      <style:paragraph-properties fo:margin-top="0cm" fo:margin-bottom="0cm"/>
      <style:text-properties fo:language="en" fo:country="US" fo:font-style="italic" fo:font-weight="normal"/>
    </style:style>
    <style:style style:name="P16" style:family="paragraph" style:parent-style-name="Text_20_body" style:list-style-name="L6">
      <style:paragraph-properties fo:margin-top="0cm" fo:margin-bottom="0cm"/>
      <style:text-properties fo:language="en" fo:country="US" fo:font-style="italic" style:text-underline-style="solid" style:text-underline-width="auto" style:text-underline-color="font-color" fo:font-weight="bold"/>
    </style:style>
    <style:style style:name="P17" style:family="paragraph" style:parent-style-name="Text_20_body" style:list-style-name="L5">
      <style:paragraph-properties fo:margin-top="0cm" fo:margin-bottom="0cm"/>
      <style:text-properties fo:language="en" fo:country="US"/>
    </style:style>
    <style:style style:name="P18" style:family="paragraph" style:parent-style-name="Text_20_body" style:list-style-name="L7">
      <style:paragraph-properties fo:margin-top="0cm" fo:margin-bottom="0cm"/>
      <style:text-properties fo:language="en" fo:country="US"/>
    </style:style>
    <style:style style:name="P19" style:family="paragraph" style:parent-style-name="Text_20_body" style:list-style-name="L2">
      <style:paragraph-properties fo:margin-top="0cm" fo:margin-bottom="0cm" fo:text-align="start" style:justify-single-word="false"/>
      <style:text-properties style:text-line-through-style="none" fo:font-size="12pt" fo:language="en" fo:country="US" style:text-underline-style="none" fo:font-weight="normal" style:text-blinking="false"/>
    </style:style>
    <style:style style:name="P20" style:family="paragraph" style:parent-style-name="Text_20_body" style:list-style-name="L6">
      <style:paragraph-properties fo:margin-top="0cm" fo:margin-bottom="0cm"/>
      <style:text-properties style:text-line-through-style="none" fo:language="en" fo:country="US" fo:font-style="italic" style:text-underline-style="none" fo:font-weight="normal" style:text-blinking="false"/>
    </style:style>
    <style:style style:name="P21" style:family="paragraph" style:parent-style-name="Text_20_body" style:list-style-name="L3">
      <style:paragraph-properties fo:margin-top="0cm" fo:margin-bottom="0cm" fo:text-align="start" style:justify-single-word="false"/>
      <style:text-properties fo:font-size="12pt" fo:language="en" fo:country="US" fo:font-weight="normal"/>
    </style:style>
    <style:style style:name="T1" style:family="text">
      <style:text-properties fo:color="#280099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/>
    </style:style>
    <style:style style:name="T5" style:family="text">
      <style:text-properties style:text-line-through-style="none" style:text-underline-style="none" style:text-blinking="false"/>
    </style:style>
    <style:style style:name="T6" style:family="text">
      <style:text-properties style:text-line-through-style="none" style:text-underline-style="none" fo:font-weight="normal" style:text-blinking="false"/>
    </style:style>
    <style:style style:name="T7" style:family="text">
      <style:text-properties style:text-line-through-style="none" style:text-underline-style="none" fo:font-weight="bold" style:text-blink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office:annotation><dc:date>2012-06-21T19:51:28</dc:date><text:p>HTML: &lt;META NAME="CHANGEDBY" CONTENT="root "&gt;</text:p></office:annotation><office:annotation><dc:date>2012-06-21T19:51:28</dc:date><text:p>HTML: &lt;META NAME="CHANGEDBY" CONTENT="root "&gt;</text:p></office:annotation><office:annotation><dc:date>2012-06-21T19:51:28</dc:date><text:p>HTML: &lt;META NAME="CHANGEDBY" CONTENT="root "&gt;</text:p></office:annotation><office:annotation><dc:date>2012-06-21T19:51:28</dc:date><text:p>HTML: &lt;META NAME="CHANGEDBY" CONTENT="root "&gt;</text:p></office:annotation><office:annotation><dc:date>2012-06-21T19:51:28</dc:date><text:p>HTML: &lt;META NAME="CHANGEDBY" CONTENT="root "&gt;</text:p></office:annotation><office:annotation><dc:date>2012-06-21T19:51:28</dc:date><text:p>HTML: &lt;META NAME="CHANGEDBY" CONTENT="root "&gt;</text:p></office:annotation><office:annotation><dc:date>2012-06-21T19:51:28</dc:date><text:p>HTML: &lt;META NAME="CHANGEDBY" CONTENT="root "&gt;</text:p></office:annotation></text:p>
      <text:list xml:id="list581914496" text:style-name="L1">
        <text:list-header>
          <text:p text:style-name="P11">=====================================================================</text:p>
        </text:list-header>
      </text:list>
      <text:p text:style-name="P5"><office:annotation><dc:date>2012-06-21T19:51:28</dc:date><text:p>HTML: &lt;META NAME="CHANGEDBY" CONTENT="root "&gt;</text:p></office:annotation><office:annotation><dc:date>2012-06-21T19:51:28</dc:date><text:p>HTML: &lt;META NAME="CHANGEDBY" CONTENT="root "&gt;</text:p></office:annotation><office:annotation><dc:date>2012-06-21T19:51:28</dc:date><text:p>HTML: &lt;META NAME="CHANGEDBY" CONTENT="root "&gt;</text:p></office:annotation><office:annotation><dc:date>2012-06-21T19:51:28</dc:date><text:p>HTML: &lt;META NAME="CHANGEDBY" CONTENT="root "&gt;</text:p></office:annotation><office:annotation><dc:date>2012-06-21T19:51:28</dc:date><text:p>HTML: &lt;META NAME="CHANGEDBY" CONTENT="root "&gt;</text:p></office:annotation>Clinical Chemistry Laboratory,</text:p>
      <text:p text:style-name="P6">Medical College &amp; S.S.G. Hospital, Baroda</text:p>
      <text:p text:style-name="P1"/>
      <text:p text:style-name="P3"><text:span text:style-name="T4">Sample receiving time:</text:span><text:span text:style-name="T5"> Daily r</text:span><text:span text:style-name="T6">ound the clock</text:span></text:p>
      <text:p text:style-name="P1"/>
      <text:p text:style-name="P7">Services Provided:</text:p>
      <text:p text:style-name="P4"><text:span text:style-name="T7">A) </text:span><text:span text:style-name="T4">Routine Investigations:</text:span></text:p>
      <text:list xml:id="list1752735914" text:style-name="L2">
        <text:list-item>
          <text:p text:style-name="P12">Plasma GLUCOSE </text:p>
        </text:list-item>
        <text:list-item>
          <text:p text:style-name="P12">Serum UREA </text:p>
        </text:list-item>
        <text:list-item>
          <text:p text:style-name="P12">Serum CREATININE</text:p>
        </text:list-item>
        <text:list-item>
          <text:p text:style-name="P12">Serum CHOLESTEROL</text:p>
        </text:list-item>
        <text:list-item>
          <text:p text:style-name="P12">Serum TOTAL PROTEIN</text:p>
        </text:list-item>
        <text:list-item>
          <text:p text:style-name="P12">Serum ALBUMIN</text:p>
        </text:list-item>
        <text:list-item>
          <text:p text:style-name="P12">Serum BILIRUBIN (TOTAL, DIRECT, INDIRECT)</text:p>
        </text:list-item>
        <text:list-item>
          <text:p text:style-name="P12">Serum SGPT (ALT)</text:p>
        </text:list-item>
        <text:list-item>
          <text:p text:style-name="P12">Serum SGOT (AST)</text:p>
        </text:list-item>
        <text:list-item>
          <text:p text:style-name="P19">Serum ALKALINE PHOSPHATASE</text:p>
        </text:list-item>
      </text:list>
      <text:p text:style-name="P4"><text:span text:style-name="T7">B) </text:span><text:span text:style-name="T4">Special Investigations:</text:span> </text:p>
      <text:list xml:id="list984985392" text:style-name="L3">
        <text:list-item>
          <text:p text:style-name="P13">ARTERIAL BLOOD GAS ANALYSIS</text:p>
        </text:list-item>
        <text:list-item>
          <text:p text:style-name="P13">Serum CK (TOTAL)</text:p>
        </text:list-item>
        <text:list-item>
          <text:p text:style-name="P13">Serum CK-MB</text:p>
        </text:list-item>
        <text:list-item>
          <text:p text:style-name="P13">Serum LDH</text:p>
        </text:list-item>
        <text:list-item>
          <text:p text:style-name="P13">Serum LIPASE</text:p>
        </text:list-item>
        <text:list-item>
          <text:p text:style-name="P13">Serum AMYLASE</text:p>
        </text:list-item>
        <text:list-item>
          <text:p text:style-name="P13">Serum URIC ACID</text:p>
        </text:list-item>
        <text:list-item>
          <text:p text:style-name="P13">Serum SODIUM</text:p>
        </text:list-item>
        <text:list-item>
          <text:p text:style-name="P13">Serum POTASSIUM</text:p>
        </text:list-item>
        <text:list-item>
          <text:p text:style-name="P13">Serum CHLORIDE</text:p>
        </text:list-item>
        <text:list-item>
          <text:p text:style-name="P13">Serum IONIZED CALCIUM</text:p>
        </text:list-item>
        <text:list-item>
          <text:p text:style-name="P13">Serum TOTAL CALCIUM</text:p>
        </text:list-item>
        <text:list-item>
          <text:p text:style-name="P13">Serum INORGANIC PHOSPHORUS</text:p>
        </text:list-item>
        <text:list-item>
          <text:p text:style-name="P21">CSF PROTEIN &amp; SUGAR</text:p>
        </text:list-item>
        <text:list-item>
          <text:p text:style-name="P21">Other body fluid PROTEIN &amp; SUGAR</text:p>
        </text:list-item>
      </text:list>
      <text:list xml:id="list248244579" text:style-name="L4">
        <text:list-header>
          <text:p text:style-name="P14"><text:span text:style-name="T4">LIPID PROFILE</text:span><text:span text:style-name="T2">:</text:span></text:p>
          <text:p text:style-name="P15">(Performed once a week. Sample receiving: every Tuesday 9:00 am to 12:00 noon. Report dispatch: the following Wednesday evening)</text:p>
        </text:list-header>
      </text:list>
      <text:list xml:id="list2167889951" text:style-name="L5">
        <text:list-item>
          <text:p text:style-name="P17">TOTAL CHOLESTEROL</text:p>
        </text:list-item>
        <text:list-item>
          <text:p text:style-name="P17"><text:soft-page-break/>TRIGLYCERILDE</text:p>
        </text:list-item>
        <text:list-item>
          <text:p text:style-name="P17">HDL-C</text:p>
        </text:list-item>
        <text:list-item>
          <text:p text:style-name="P17">LDL-C</text:p>
        </text:list-item>
        <text:list-item>
          <text:p text:style-name="P17">VLDL-C</text:p>
        </text:list-item>
      </text:list>
      <text:list xml:id="list387421971" text:style-name="L6">
        <text:list-header>
          <text:p text:style-name="P16">THYROID FUNCTION TESTS:</text:p>
          <text:p text:style-name="P20">(Performed once a week. Sample receiving: every Wednesday 9:00 am to 12:00 noon. Report dispatch: the following Friday evening)</text:p>
        </text:list-header>
      </text:list>
      <text:list xml:id="list1449677848" text:style-name="L7">
        <text:list-item>
          <text:p text:style-name="P18">Serum TSH</text:p>
        </text:list-item>
        <text:list-item>
          <text:p text:style-name="P18">Serum TOTAL T3</text:p>
        </text:list-item>
        <text:list-item>
          <text:p text:style-name="P18">Serum TOTAL T4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, serif"/>
    <style:font-face style:name="Lohit Hindi1" svg:font-family="'Lohit Hindi'"/>
    <style:font-face style:name="OpenSymbol" svg:font-family="OpenSymbol"/>
    <style:font-face style:name="Times New Roman" svg:font-family="'Times New Roman', serif"/>
    <style:font-face style:name="DejaVu Sans" svg:font-family="'DejaVu Sans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 style:writing-mode="lr-tb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2cm" fo:margin-right="3.1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1-09-06T09:26:00</meta:creation-date>
    <dc:date>2014-07-25T19:45:23</dc:date>
    <meta:generator>LibreOffice/3.5$Linux_x86 LibreOffice_project/350m1$Build-202</meta:generator>
    <meta:editing-duration>P0D</meta:editing-duration>
    <meta:editing-cycles>1</meta:editing-cycles>
    <meta:document-statistic meta:table-count="0" meta:image-count="0" meta:object-count="0" meta:page-count="2" meta:paragraph-count="45" meta:word-count="202" meta:character-count="1131" meta:non-whitespace-character-count="1020"/>
    <meta:user-defined meta:name="Info 1"/>
    <meta:user-defined meta:name="Info 2"/>
    <meta:user-defined meta:name="Info 3"/>
    <meta:user-defined meta:name="Info 4"/>
  </office:meta>
</office:document-meta>
</file>